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17_08-56-35_000.jpg</text:p>
          </table:table-cell>
          <table:table-cell table:style-name="ce20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8.49121 E-139-34-49.160156</text:p>
          </table:table-cell>
          <table:table-cell table:style-name="ce38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17_12-05-46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83471 E-139-34-49.489746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17_19-10-27_000.jpg</text:p>
          </table:table-cell>
          <table:table-cell table:style-name="ce20" office:value-type="string">
            <text:p>:m :篠笛,shinobue #*# / session-memo / s.1:prac,for=prev:5-15:s-1,notes=h:1-3-6-0-6-3,Re+,tempo=~,other=~,key=~ \\\ s.2:prac,for=~,notes=h:6-3-6-2,Re+,tempo=~,other=~,key=~ \\\ s.3:prac,for=~,ReX,tempo=~,other=~,key=~,notes=h:3-3!-3 \\\ s.4:prac,for=~,ReX,tempo=~,other=~,key=~,notes=h:3-3!-3/3-1-3 \\\ s.5:prac,for=大甲,Re+,tempo=~,other=~,key=~,notes=h:2</text:p>
          </table:table-cell>
          <table:table-cell table:style-name="ce19"/>
          <table:table-cell table:style-name="ce4"/>
          <table:table-cell table:style-name="ce4" office:value-type="string">
            <text:p>N-35-35-28.614807 E-139-34-49.215087</text:p>
          </table:table-cell>
          <table:table-cell table:style-name="ce38" table:formula="of:=IF([.E4]=&quot;&quot;;[.C4];CONCATENATE([.C4];&quot; / &quot;;[.E4]))" office:value-type="string" office:string-value=":m :篠笛,shinobue #*# / session-memo / s.1:prac,for=prev:5-15:s-1,notes=h:1-3-6-0-6-3,Re+,tempo=~,other=~,key=~ \\\ s.2:prac,for=~,notes=h:6-3-6-2,Re+,tempo=~,other=~,key=~ \\\ s.3:prac,for=~,ReX,tempo=~,other=~,key=~,notes=h:3-3!-3 \\\ s.4:prac,for=~,ReX,tempo=~,other=~,key=~,notes=h:3-3!-3/3-1-3 \\\ s.5:prac,for=大甲,Re+,tempo=~,other=~,key=~,notes=h:2">
            <text:p>:m :篠笛,shinobue #*# / session-memo / s.1:prac,for=prev:5-15:s-1,notes=h:1-3-6-0-6-3,Re+,tempo=~,other=~,key=~ \\\ s.2:prac,for=~,notes=h:6-3-6-2,Re+,tempo=~,other=~,key=~ \\\ s.3:prac,for=~,ReX,tempo=~,other=~,key=~,notes=h:3-3!-3 \\\ s.4:prac,for=~,ReX,tempo=~,other=~,key=~,notes=h:3-3!-3/3-1-3 \\\ s.5:prac,for=大甲,Re+,tempo=~,other=~,key=~,notes=h: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17_20-58-28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710937 E-139-34-49.709472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18_01-35-09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/>
          <table:table-cell table:style-name="ce4" office:value-type="string">
            <text:p>N-35-35-28.697204 E-139-34-49.160156</text:p>
          </table:table-cell>
          <table:table-cell table:style-name="ce38" table:formula="of:=IF([.E6]=&quot;&quot;;[.C6];CONCATENATE([.C6];&quot; / &quot;;[.E6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18_01-35-13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97204 E-139-34-49.160156</text:p>
          </table:table-cell>
          <table:table-cell table:style-name="ce38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18_09-34-42_000.jpg</text:p>
          </table:table-cell>
          <table:table-cell table:style-name="ce20" office:value-type="string">
            <text:p>:m :th / topic=宗教 / content=ハビヤンが棄教した；棄教しないで済む神学を、創始できないか？</text:p>
          </table:table-cell>
          <table:table-cell table:style-name="ce17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8" table:formula="of:=IF([.E8]=&quot;&quot;;[.C8];CONCATENATE([.C8];&quot; / &quot;;[.E8]))" office:value-type="string" office:string-value=":m :th / topic=宗教 / content=ハビヤンが棄教した；棄教しないで済む神学を、創始できないか？">
            <text:p>:m :th / topic=宗教 / content=ハビヤンが棄教した；棄教しないで済む神学を、創始できないか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18_09-34-52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8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18_10-08-57_000.jpg</text:p>
          </table:table-cell>
          <table:table-cell table:style-name="ce19" office:value-type="string">
            <text:p>:PHOTO 記録 / subject=資料 / content=バス：乗り場 for=バス：ビバホームへ行く時：宮前平駅～北部市場（降りるのは、清水台停留所） other=バスを調べるときに知ること（i.e. やること、バスを調べるとき）：（１）時刻表：行き、帰り、両方（２）目的停留所までの、停留所の一覧（３）路線図（この資料は、必須ではない）</text:p>
          </table:table-cell>
          <table:table-cell table:style-name="ce17"/>
          <table:table-cell table:style-name="ce4"/>
          <table:table-cell table:style-name="ce4" office:value-type="string">
            <text:p>N-35-35-28.669738 E-139-34-49.489746</text:p>
          </table:table-cell>
          <table:table-cell table:style-name="ce38" table:formula="of:=IF([.E10]=&quot;&quot;;[.C10];CONCATENATE([.C10];&quot; / &quot;;[.E10]))" office:value-type="string" office:string-value=":PHOTO 記録 / subject=資料 / content=バス：乗り場 for=バス：ビバホームへ行く時：宮前平駅～北部市場（降りるのは、清水台停留所） other=バスを調べるときに知ること（i.e. やること、バスを調べるとき）：（１）時刻表：行き、帰り、両方（２）目的停留所までの、停留所の一覧（３）路線図（この資料は、必須ではない）">
            <text:p>:PHOTO 記録 / subject=資料 / content=バス：乗り場 for=バス：ビバホームへ行く時：宮前平駅～北部市場（降りるのは、清水台停留所） other=バスを調べるときに知ること（i.e. やること、バスを調べるとき）：（１）時刻表：行き、帰り、両方（２）目的停留所までの、停留所の一覧（３）路線図（この資料は、必須ではない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18_10-11-35_000.jpg</text:p>
          </table:table-cell>
          <table:table-cell table:style-name="ce19" office:value-type="string">
            <text:p>:PHOTO 記録 / subject=資料 / content=バス：各停留所：到着時刻 for=バス：ビバホームへ行く時：宮前平駅～北部市場（降りるのは、清水台停留所）</text:p>
          </table:table-cell>
          <table:table-cell table:style-name="ce17"/>
          <table:table-cell table:style-name="ce4"/>
          <table:table-cell table:style-name="ce4" office:value-type="string">
            <text:p>N-35-35-28.614807 E-139-34-49.215087</text:p>
          </table:table-cell>
          <table:table-cell table:style-name="ce38" table:formula="of:=IF([.E11]=&quot;&quot;;[.C11];CONCATENATE([.C11];&quot; / &quot;;[.E11]))" office:value-type="string" office:string-value=":PHOTO 記録 / subject=資料 / content=バス：各停留所：到着時刻 for=バス：ビバホームへ行く時：宮前平駅～北部市場（降りるのは、清水台停留所）">
            <text:p>:PHOTO 記録 / subject=資料 / content=バス：各停留所：到着時刻 for=バス：ビバホームへ行く時：宮前平駅～北部市場（降りるのは、清水台停留所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5-18_10-12-22_000.jpg</text:p>
          </table:table-cell>
          <table:table-cell table:style-name="ce19" office:value-type="string">
            <text:p>:PHOTO 記録 / subject=資料 / content=バス：時刻表：宮前平駅=&gt;北部市場 for=バス：ビバホームへ行く時：宮前平駅～北部市場（降りるのは、清水台停留所）</text:p>
          </table:table-cell>
          <table:table-cell table:style-name="ce19"/>
          <table:table-cell table:style-name="ce4"/>
          <table:table-cell table:style-name="ce4" office:value-type="string">
            <text:p>N-35-35-28.62854 E-139-34-49.050292</text:p>
          </table:table-cell>
          <table:table-cell table:style-name="ce38" table:formula="of:=IF([.E12]=&quot;&quot;;[.C12];CONCATENATE([.C12];&quot; / &quot;;[.E12]))" office:value-type="string" office:string-value=":PHOTO 記録 / subject=資料 / content=バス：時刻表：宮前平駅=&gt;北部市場 for=バス：ビバホームへ行く時：宮前平駅～北部市場（降りるのは、清水台停留所）">
            <text:p>:PHOTO 記録 / subject=資料 / content=バス：時刻表：宮前平駅=&gt;北部市場 for=バス：ビバホームへ行く時：宮前平駅～北部市場（降りるのは、清水台停留所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5-18_10-13-37_000.jpg</text:p>
          </table:table-cell>
          <table:table-cell table:style-name="ce19" office:value-type="string">
            <text:p>:PHOTO 記録 / subject=資料 / content=バス：時刻表：北部市場=&gt;宮前平駅 for=バス：ビバホームへ行く時：宮前平駅～北部市場（降りるのは、清水台停留所）</text:p>
          </table:table-cell>
          <table:table-cell table:style-name="ce17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8" table:formula="of:=IF([.E13]=&quot;&quot;;[.C13];CONCATENATE([.C13];&quot; / &quot;;[.E13]))" office:value-type="string" office:string-value=":PHOTO 記録 / subject=資料 / content=バス：時刻表：北部市場=&gt;宮前平駅 for=バス：ビバホームへ行く時：宮前平駅～北部市場（降りるのは、清水台停留所）">
            <text:p>:PHOTO 記録 / subject=資料 / content=バス：時刻表：北部市場=&gt;宮前平駅 for=バス：ビバホームへ行く時：宮前平駅～北部市場（降りるのは、清水台停留所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5-18_10-14-54_000.jpg</text:p>
          </table:table-cell>
          <table:table-cell table:style-name="ce19" office:value-type="string">
            <text:p>:PHOTO 記録 / subject=資料 / content=バス：時刻表：北部市場=&gt;溝の口駅 for=バス：ビバホームへ行く時：宮前平駅～北部市場（降りるのは、清水台停留所）</text:p>
          </table:table-cell>
          <table:table-cell table:style-name="ce18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8" table:formula="of:=IF([.E14]=&quot;&quot;;[.C14];CONCATENATE([.C14];&quot; / &quot;;[.E14]))" office:value-type="string" office:string-value=":PHOTO 記録 / subject=資料 / content=バス：時刻表：北部市場=&gt;溝の口駅 for=バス：ビバホームへ行く時：宮前平駅～北部市場（降りるのは、清水台停留所）">
            <text:p>:PHOTO 記録 / subject=資料 / content=バス：時刻表：北部市場=&gt;溝の口駅 for=バス：ビバホームへ行く時：宮前平駅～北部市場（降りるのは、清水台停留所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5-18_10-15-36_000.jpg</text:p>
          </table:table-cell>
          <table:table-cell table:style-name="ce19" office:value-type="string">
            <text:p>:PHOTO 記録 / subject=資料 / content=バス：路線図：北部市場、他：「宮０４」系統 for=バス：ビバホームへ行く時：宮前平駅～北部市場（降りるのは、清水台停留所）</text:p>
          </table:table-cell>
          <table:table-cell table:style-name="ce19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8" table:formula="of:=IF([.E15]=&quot;&quot;;[.C15];CONCATENATE([.C15];&quot; / &quot;;[.E15]))" office:value-type="string" office:string-value=":PHOTO 記録 / subject=資料 / content=バス：路線図：北部市場、他：「宮０４」系統 for=バス：ビバホームへ行く時：宮前平駅～北部市場（降りるのは、清水台停留所）">
            <text:p>:PHOTO 記録 / subject=資料 / content=バス：路線図：北部市場、他：「宮０４」系統 for=バス：ビバホームへ行く時：宮前平駅～北部市場（降りるのは、清水台停留所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4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4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guitar,gt / 演奏、play / g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-bamboo / 演奏、play / b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recorder,rc / 演奏、play / r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sax / 演奏、play / s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oto / 演奏、play / q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hip-hopダンス、ヒップホップ / h-2021-051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ダンス、dance-original / d-2021-051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percussion / 演奏、play / p-2021-05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guitar,gt / g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recorder / 演奏、play / r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harp / 演奏 / h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in-mid / app=perfect-piano / 演奏、play / id-2021-051X-X / category=melody,inst=~,for=~,genre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noten / 実演,perform / n-2021-05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massage,acupuncture / 実演,perform / n-2021-05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4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2021/05/18</text:date>, <text:time>10:56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18T10:56:46.83</dc:date>
    <dc:creator>iwabuchi ken</dc:creator>
    <meta:editing-duration>P33DT13H27M2S</meta:editing-duration>
    <meta:editing-cycles>12459</meta:editing-cycles>
    <meta:document-statistic meta:table-count="1" meta:cell-count="362" meta:object-count="0"/>
  </office:meta>
</office:document-meta>
</file>